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StatusExceptionResolverTests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StatusExceptionResolverTests.nes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StatusExceptionResolverTests.responseStatusExceptionWith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StatusExceptionResolverTests.statusCodeAnd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StatusExceptionResolverTests.no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StatusExceptionResolverTests.responseStatusExceptionWith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StatusException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ResolverTests.statusCodeAndReaso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ponseStatusExceptionResolverTests.respons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StatusExceptionResolverTests.statusCodeFromComposedRespon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StatusExceptionResolverTests.assertResolved( ModelAndView mav , int status , String rea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